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m</mi>
            <mrow>
              <mfrac>
                <mi mathvariant="italic">dv</mi>
                <mi mathvariant="italic">dt</mi>
              </mfrac>
              <mo stretchy="false">−</mo>
              <mrow>
                <mo fence="true" form="prefix" stretchy="false">(</mo>
                <mrow>
                  <mrow>
                    <mi>v</mi>
                    <mo stretchy="false">+</mo>
                    <mi>u</mi>
                  </mrow>
                </mrow>
                <mo fence="true" form="postfix" stretchy="false">)</mo>
              </mrow>
            </mrow>
            <mrow>
              <mrow>
                <mo fence="true" form="prefix" stretchy="true">|</mo>
                <mrow>
                  <mrow>
                    <mo fence="true" form="prefix" stretchy="false">(</mo>
                    <mrow>
                      <mfrac>
                        <mi mathvariant="italic">dm</mi>
                        <mi mathvariant="italic">dt</mi>
                      </mfrac>
                    </mrow>
                    <mo fence="true" form="postfix" stretchy="false">)</mo>
                  </mrow>
                </mrow>
                <mo fence="true" form="postfix" stretchy="true">|</mo>
              </mrow>
              <mo stretchy="false">=</mo>
              <mi>F</mi>
            </mrow>
          </mrow>
        </mtd>
      </mtr>
      <mtr>
        <mtd>
          <mrow/>
        </mtd>
      </mtr>
      <mtr>
        <mtd>
          <mrow>
            <mfrac>
              <mi mathvariant="italic">dv</mi>
              <mi mathvariant="italic">dt</mi>
            </mfrac>
            <mo stretchy="false">=</mo>
            <mfrac>
              <mrow>
                <mo fence="true" form="prefix" stretchy="false">(</mo>
                <mrow>
                  <mrow>
                    <mrow>
                      <mo fence="true" form="prefix" stretchy="false">(</mo>
                      <mrow>
                        <mrow>
                          <mi>v</mi>
                          <mo stretchy="false">+</mo>
                          <mi>u</mi>
                        </mrow>
                      </mrow>
                      <mo fence="true" form="postfix" stretchy="false">)</mo>
                    </mrow>
                    <mrow>
                      <mrow>
                        <mo fence="true" form="prefix" stretchy="true">|</mo>
                        <mrow>
                          <mrow>
                            <mo fence="true" form="prefix" stretchy="false">(</mo>
                            <mrow>
                              <mfrac>
                                <mi mathvariant="italic">dm</mi>
                                <mi mathvariant="italic">dt</mi>
                              </mfrac>
                            </mrow>
                            <mo fence="true" form="postfix" stretchy="false">)</mo>
                          </mrow>
                        </mrow>
                        <mo fence="true" form="postfix" stretchy="true">|</mo>
                      </mrow>
                      <mo stretchy="false">+</mo>
                      <mi>F</mi>
                    </mrow>
                  </mrow>
                </mrow>
                <mo fence="true" form="postfix" stretchy="false">)</mo>
              </mrow>
              <mi>m</mi>
            </mfrac>
          </mrow>
        </mtd>
      </mtr>
      <mtr>
        <mtd>
          <mrow>
            <mrow>
              <mi>v</mi>
              <mo stretchy="false">=</mo>
              <mrow>
                <munderover>
                  <mo stretchy="false">∫</mo>
                  <mn>0</mn>
                  <mi>t</mi>
                </munderover>
                <mrow>
                  <mo fence="true" form="prefix" stretchy="false">(</mo>
                  <mrow>
                    <mfrac>
                      <mrow>
                        <mo fence="true" form="prefix" stretchy="false">(</mo>
                        <mrow>
                          <mrow>
                            <mrow>
                              <mo fence="true" form="prefix" stretchy="false">(</mo>
                              <mrow>
                                <mrow>
                                  <mi>v</mi>
                                  <mo stretchy="false">+</mo>
                                  <mi>u</mi>
                                </mrow>
                              </mrow>
                              <mo fence="true" form="postfix" stretchy="false">)</mo>
                            </mrow>
                            <mrow>
                              <mrow>
                                <mo fence="true" form="prefix" stretchy="true">|</mo>
                                <mrow>
                                  <mrow>
                                    <mo fence="true" form="prefix" stretchy="false">(</mo>
                                    <mrow>
                                      <mfrac>
                                        <mi mathvariant="italic">dm</mi>
                                        <mi mathvariant="italic">dt</mi>
                                      </mfrac>
                                    </mrow>
                                    <mo fence="true" form="postfix" stretchy="false">)</mo>
                                  </mrow>
                                </mrow>
                                <mo fence="true" form="postfix" stretchy="true">|</mo>
                              </mrow>
                              <mo stretchy="false">+</mo>
                              <mi>F</mi>
                            </mrow>
                          </mrow>
                        </mrow>
                        <mo fence="true" form="postfix" stretchy="false">)</mo>
                      </mrow>
                      <mi>m</mi>
                    </mfrac>
                  </mrow>
                  <mo fence="true" form="postfix" stretchy="false">)</mo>
                </mrow>
              </mrow>
            </mrow>
            <mi mathvariant="italic">dt</mi>
          </mrow>
        </mtd>
      </mtr>
      <mtr>
        <mtd>
          <mrow>
            <mrow>
              <mi>m</mi>
              <mo stretchy="false">=</mo>
              <mrow>
                <msub>
                  <mi>m</mi>
                  <mi>s</mi>
                </msub>
                <mo stretchy="false">+</mo>
                <msub>
                  <mi>m</mi>
                  <mi>p</mi>
                </msub>
                <mo stretchy="false">+</mo>
                <msub>
                  <mi>m</mi>
                  <mi>t</mi>
                </msub>
                <mo stretchy="false">−</mo>
                <mi>m</mi>
              </mrow>
            </mrow>
            <msub>
              <mi>'</mi>
              <mi>t</mi>
            </msub>
            <mi>t</mi>
          </mrow>
        </mtd>
      </mtr>
      <mtr>
        <mtd>
          <mrow>
            <mrow>
              <mi>v</mi>
              <mo stretchy="false">=</mo>
              <mrow>
                <munderover>
                  <mo stretchy="false">∫</mo>
                  <mn>0</mn>
                  <mi>t</mi>
                </munderover>
                <mrow>
                  <mo fence="true" form="prefix" stretchy="false">(</mo>
                  <mrow>
                    <mfrac>
                      <mrow>
                        <mo fence="true" form="prefix" stretchy="false">(</mo>
                        <mrow>
                          <mrow>
                            <mrow>
                              <mo fence="true" form="prefix" stretchy="false">(</mo>
                              <mrow>
                                <mrow>
                                  <mi>v</mi>
                                  <mo stretchy="false">+</mo>
                                  <mi>u</mi>
                                </mrow>
                              </mrow>
                              <mo fence="true" form="postfix" stretchy="false">)</mo>
                            </mrow>
                            <mi>m</mi>
                            <mrow>
                              <msub>
                                <mi>'</mi>
                                <mi>t</mi>
                              </msub>
                              <mo stretchy="false">+</mo>
                              <mi>F</mi>
                            </mrow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row>
                              <msub>
                                <mi>m</mi>
                                <mi>s</mi>
                              </msub>
                              <mo stretchy="false">+</mo>
                              <msub>
                                <mi>m</mi>
                                <mi>p</mi>
                              </msub>
                              <mo stretchy="false">+</mo>
                              <msub>
                                <mi>m</mi>
                                <mi>t</mi>
                              </msub>
                              <mo stretchy="false">−</mo>
                              <mi>m</mi>
                            </mrow>
                            <msub>
                              <mi>'</mi>
                              <mi>t</mi>
                            </msub>
                            <mi>t</mi>
                          </mrow>
                        </mrow>
                        <mo fence="true" form="postfix" stretchy="false">)</mo>
                      </mrow>
                    </mfrac>
                  </mrow>
                  <mo fence="true" form="postfix" stretchy="false">)</mo>
                </mrow>
              </mrow>
            </mrow>
            <mi mathvariant="italic">dt</mi>
          </mrow>
        </mtd>
      </mtr>
      <mtr>
        <mtd>
          <mrow/>
        </mtd>
      </mtr>
      <mtr>
        <mtd>
          <mrow/>
        </mtd>
      </mtr>
    </mtable>
    <annotation encoding="StarMath 5.0">stack{ 
m dv over dt - (v+u) abs(dm over dt) = F#
#
#
dv over dt = ((v+u) abs(dm over dt) + F) over m #
v = int from{0} to{t} (((v+u) abs(dm over dt) + F) over m) dt #
m = m_s + m_p + m_t - m'_t t #
v = int from{0} to{t} (((v+u) m'_t + F) over (m_s + m_p + m_t- m'_t t)) dt #
}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16:16:14.879000000</meta:creation-date>
    <dc:date>2021-10-11T19:59:11.455000000</dc:date>
    <meta:editing-duration>PT2H47M42S</meta:editing-duration>
    <meta:editing-cycles>14</meta:editing-cycles>
    <meta:generator>LibreOffice/7.2.0.4$Windows_X86_64 LibreOffice_project/9a9c6381e3f7a62afc1329bd359cc48accb6435b</meta:generator>
  </office:meta>
</office:document-meta>
</file>